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evious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style-name="ce2" office:value-type="string" calcext:value-type="string">
            <text:p>Jumble: 12 hrs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style-name="ce2" office:value-type="string" calcext:value-type="string">
            <text:p>Wordsearch: 16 h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table:number-columns-repeated="1022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table:number-columns-repeated="1022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table:number-columns-repeated="1022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00/00/00</text:date>, <text:time style:data-style-name="N2" text:time-value="23:36:38.60862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06T23:37:28.231773289</dc:date>
    <meta:editing-duration>PT2H23M38S</meta:editing-duration>
    <meta:editing-cycles>13</meta:editing-cycles>
    <meta:generator>LibreOffice/4.2.7.2$Linux_X86_64 LibreOffice_project/420m0$Build-2</meta:generator>
    <meta:document-statistic meta:table-count="1" meta:cell-count="37" meta:object-count="0"/>
  </office:meta>
</office:document-meta>
</file>